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2ba" officeooo:paragraph-rsid="000982ba"/>
    </style:style>
    <style:style style:name="P2" style:family="paragraph" style:parent-style-name="Standard">
      <style:paragraph-properties fo:break-before="page"/>
      <style:text-properties officeooo:rsid="000982ba" officeooo:paragraph-rsid="000982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1_1</text:p>
      <text:p text:style-name="P1">Sheel Shah 19D070052</text:p>
      <text:p text:style-name="P1"/>
      <text:p text:style-name="P1">.include bc547a.txt</text:p>
      <text:p text:style-name="P1"/>
      <text:p text:style-name="P1">q0 0 1 2 bc547a</text:p>
      <text:p text:style-name="P1">r2 3 2 100</text:p>
      <text:p text:style-name="P1">i_source 0 1 0.1m</text:p>
      <text:p text:style-name="P1">v_ce 3 0</text:p>
      <text:p text:style-name="P1"/>
      <text:p text:style-name="P1">.dc v_ce 0 4 0.01</text:p>
      <text:p text:style-name="P1">.control</text:p>
      <text:p text:style-name="P1">run</text:p>
      <text:p text:style-name="P1"/>
      <text:p text:style-name="P1">plot -i(v_ce) vs v(3)</text:p>
      <text:p text:style-name="P1"/>
      <text:p text:style-name="P1">.endc</text:p>
      <text:p text:style-name="P1">.end </text:p>
      <text:p text:style-name="P2">part1_2</text:p>
      <text:p text:style-name="P1">Sheel Shah 19D070052</text:p>
      <text:p text:style-name="P1"/>
      <text:p text:style-name="P1">.include bc547a.txt</text:p>
      <text:p text:style-name="P1"/>
      <text:p text:style-name="P1">q0 0 1 2 bc547a</text:p>
      <text:p text:style-name="P1">r2 3 2 100</text:p>
      <text:p text:style-name="P1">i_source 0 1 0.1m</text:p>
      <text:p text:style-name="P1">v_ce 3 0 3</text:p>
      <text:p text:style-name="P1"/>
      <text:p text:style-name="P1">.dc temp 25 55 10</text:p>
      <text:p text:style-name="P1">.control</text:p>
      <text:p text:style-name="P1">run</text:p>
      <text:p text:style-name="P1"/>
      <text:p text:style-name="P1">plot -i(v_ce)</text:p>
      <text:p text:style-name="P1">print -i(v_ce)</text:p>
      <text:p text:style-name="P1"/>
      <text:p text:style-name="P1">.endc</text:p>
      <text:p text:style-name="P1">.end </text:p>
      <text:p text:style-name="P1"/>
      <text:p text:style-name="P2">part1 _3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</text:p>
      <text:p text:style-name="P1">v_gs 2 0 3</text:p>
      <text:p text:style-name="P1"/>
      <text:p text:style-name="P1"/>
      <text:p text:style-name="P1">.dc v_ds 0 5 0.1</text:p>
      <text:p text:style-name="P1"/>
      <text:p text:style-name="P1">* start control</text:p>
      <text:p text:style-name="P1">.control</text:p>
      <text:p text:style-name="P1">set color0 = rgb:f/f/e</text:p>
      <text:p text:style-name="P1">set color1 = rgb:1/1/1</text:p>
      <text:p text:style-name="P1"/>
      <text:p text:style-name="P1">run</text:p>
      <text:p text:style-name="P1"/>
      <text:p text:style-name="P1">plot i(v_id) vs v(10)</text:p>
      <text:p text:style-name="P1"/>
      <text:p text:style-name="P1">.endc</text:p>
      <text:p text:style-name="P1"/>
      <text:p text:style-name="P1">.end</text:p>
      <text:p text:style-name="P2">part1_4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 3</text:p>
      <text:p text:style-name="P1">v_gs 2 0 3</text:p>
      <text:p text:style-name="P1"/>
      <text:p text:style-name="P1"/>
      <text:p text:style-name="P1">.dc temp 25 55 10</text:p>
      <text:p text:style-name="P1"/>
      <text:p text:style-name="P1">* start control</text:p>
      <text:p text:style-name="P1">.control</text:p>
      <text:p text:style-name="P1">set color0 = rgb:f/f/e</text:p>
      <text:p text:style-name="P1">set color1 = rgb:1/1/1</text:p>
      <text:p text:style-name="P1"/>
      <text:p text:style-name="P1">run</text:p>
      <text:p text:style-name="P1"/>
      <text:p text:style-name="P1">plot i(v_id)</text:p>
      <text:p text:style-name="P1"/>
      <text:p text:style-name="P1">.endc</text:p>
      <text:p text:style-name="P1"/>
      <text:p text:style-name="P1">.end</text:p>
      <text:p text:style-name="P2">part1_5</text:p>
      <text:p text:style-name="P1">Sheel Shah 19D070052</text:p>
      <text:p text:style-name="P1"/>
      <text:p text:style-name="P1">.include bc547a.txt</text:p>
      <text:p text:style-name="P1"/>
      <text:p text:style-name="P1">q0 0 1 2 bc547a</text:p>
      <text:p text:style-name="P1">r2 3 2 100</text:p>
      <text:p text:style-name="P1">i_source 0 1 0.1m</text:p>
      <text:p text:style-name="P1">v_ce 3 0 pulse(0 3 0 0 0 0.25u 1000)</text:p>
      <text:p text:style-name="P1"/>
      <text:p text:style-name="P1">.tran 1n 1u</text:p>
      <text:p text:style-name="P1">.control</text:p>
      <text:p text:style-name="P1">run</text:p>
      <text:p text:style-name="P1"/>
      <text:p text:style-name="P1">plot -i(v_ce)</text:p>
      <text:p text:style-name="P1">** time = 1e-8</text:p>
      <text:p text:style-name="P1"/>
      <text:p text:style-name="P1">.endc</text:p>
      <text:p text:style-name="P1">.end </text:p>
      <text:p text:style-name="P2">part1_6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 pulse(0 5 0 0 0 0.25u 1000)</text:p>
      <text:p text:style-name="P1">v_gs 2 0 3</text:p>
      <text:p text:style-name="P1"/>
      <text:p text:style-name="P1"/>
      <text:p text:style-name="P1">.tran 1n 1u</text:p>
      <text:p text:style-name="P1"/>
      <text:p text:style-name="P1">* start control</text:p>
      <text:p text:style-name="P1">.control</text:p>
      <text:p text:style-name="P1">run</text:p>
      <text:p text:style-name="P1"/>
      <text:p text:style-name="P1">plot i(v_id)</text:p>
      <text:p text:style-name="P1">** time = 2e-10</text:p>
      <text:p text:style-name="P1"/>
      <text:p text:style-name="P1">.endc</text:p>
      <text:p text:style-name="P1"/>
      <text:p text:style-name="P1">.end</text:p>
      <text:p text:style-name="P2">part2_1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 0.3</text:p>
      <text:p text:style-name="P1">v_gs 2 0</text:p>
      <text:p text:style-name="P1"/>
      <text:p text:style-name="P1"/>
      <text:p text:style-name="P1">.dc v_gs 0.3 3.3 0.01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(2 * i(v_id) / (2 * (v(2) - 0.5710859) * 0.3) / (450n * 3)) vs v(2)</text:p>
      <text:p text:style-name="P1"/>
      <text:p text:style-name="P1">.endc</text:p>
      <text:p text:style-name="P1"/>
      <text:p text:style-name="P1">.end</text:p>
      <text:p text:style-name="P2">part2_2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 0.3</text:p>
      <text:p text:style-name="P1">v_gs 2 0 1.5</text:p>
      <text:p text:style-name="P1"/>
      <text:p text:style-name="P1"/>
      <text:p text:style-name="P1">.dc temp 20 80 10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(2 * i(v_id) / (2 * (v(2) - 0.5710859) * 0.3) / (450n * 3))</text:p>
      <text:p text:style-name="P1"/>
      <text:p text:style-name="P1">.endc</text:p>
      <text:p text:style-name="P1"/>
      <text:p text:style-name="P1">.end</text:p>
      <text:p text:style-name="P2">part2_3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</text:p>
      <text:p text:style-name="P1">v_dd 4 0 0</text:p>
      <text:p text:style-name="P1">v_id 10 1 0</text:p>
      <text:p text:style-name="P1">v_ds 10 0 0.3</text:p>
      <text:p text:style-name="P1">v_gs 2 0 0.6</text:p>
      <text:p text:style-name="P1"/>
      <text:p text:style-name="P1"/>
      <text:p text:style-name="P1">.dc temp 20 80 10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(2 * i(v_id) / (2 * (v(2) - 0.5710859) * 0.3) / (450n * 3))</text:p>
      <text:p text:style-name="P1"/>
      <text:p text:style-name="P1">.endc</text:p>
      <text:p text:style-name="P1"/>
      <text:p text:style-name="P1">.end</text:p>
      <text:p text:style-name="P2">part2_4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1 1 2 0 4 NMOSFET W=30u L=0.4u</text:p>
      <text:p text:style-name="P1">v_dd 4 0 0</text:p>
      <text:p text:style-name="P1">v_id 10 1 0</text:p>
      <text:p text:style-name="P1">v_ds 10 0 0.3</text:p>
      <text:p text:style-name="P1">v_gs 2 0</text:p>
      <text:p text:style-name="P1"/>
      <text:p text:style-name="P1"/>
      <text:p text:style-name="P1">.dc v_gs 0 3.3 0.01 temp 25 125 50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log10(i(v_id)) vs v(2)</text:p>
      <text:p text:style-name="P1"/>
      <text:p text:style-name="P1">** ss: 25: 98.7, 75: 111.6, 125: 126.0 (mV/dec)</text:p>
      <text:p text:style-name="P1">** off current: 6.3e-12, 6.3e-11, 3.2e-10</text:p>
      <text:p text:style-name="P1"/>
      <text:p text:style-name="P1">.endc</text:p>
      <text:p text:style-name="P1"/>
      <text:p text:style-name="P1">.end</text:p>
      <text:p text:style-name="P2">part3_1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_short 11 2 0 4 NMOSFET W=1.2u L=0.2u</text:p>
      <text:p text:style-name="P1">m_long 12 2 0 4 NMOSFET W=120u L=20u</text:p>
      <text:p text:style-name="P1">v_dd 4 0 0</text:p>
      <text:p text:style-name="P1">v_id1 10 11 0</text:p>
      <text:p text:style-name="P1">v_id2 10 12 0</text:p>
      <text:p text:style-name="P1">v_ds 10 0</text:p>
      <text:p text:style-name="P1">v_gs 2 0 1.5</text:p>
      <text:p text:style-name="P1"/>
      <text:p text:style-name="P1"/>
      <text:p text:style-name="P1">.dc v_ds 0 3.3 0.01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i(v_id1), i(v_id2) vs v(10)</text:p>
      <text:p text:style-name="P1"/>
      <text:p text:style-name="P1">print i(v_id1), i(v_id2)</text:p>
      <text:p text:style-name="P1"/>
      <text:p text:style-name="P1">** ro: 41k, 1300k</text:p>
      <text:p text:style-name="P1"/>
      <text:p text:style-name="P1">.endc</text:p>
      <text:p text:style-name="P1"/>
      <text:p text:style-name="P1">.end</text:p>
      <text:p text:style-name="P2">part3_2</text:p>
      <text:p text:style-name="P1">19D070052 Sheel Shah I_d vs V_ds</text:p>
      <text:p text:style-name="P1"/>
      <text:p text:style-name="P1">.include NMOSFET.txt</text:p>
      <text:p text:style-name="P1"/>
      <text:p text:style-name="P1">** 1 2 3 4: drain gate source body</text:p>
      <text:p text:style-name="P1">m_short 11 2 0 4 NMOSFET W=1.2u L=0.2u</text:p>
      <text:p text:style-name="P1">m_long 12 2 0 4 NMOSFET W=120u L=20u</text:p>
      <text:p text:style-name="P1">v_dd 4 0 0</text:p>
      <text:p text:style-name="P1">v_id1 10 11 0</text:p>
      <text:p text:style-name="P1">v_id2 10 12 0</text:p>
      <text:p text:style-name="P1">v_ds 10 0 3</text:p>
      <text:p text:style-name="P1">v_gs 2 0</text:p>
      <text:p text:style-name="P1"/>
      <text:p text:style-name="P1"/>
      <text:p text:style-name="P1">.dc v_gs 0 3.3 0.01</text:p>
      <text:p text:style-name="P1"/>
      <text:p text:style-name="P1">* start control</text:p>
      <text:p text:style-name="P1">.control</text:p>
      <text:p text:style-name="P1">run</text:p>
      <text:p text:style-name="P1"><text:s/></text:p>
      <text:p text:style-name="P1">plot i(v_id1), i(v_id2) vs v(2)</text:p>
      <text:p text:style-name="P1">plot log10(i(v_id1)), log10(i(v_id2)) vs v(2)</text:p>
      <text:p text:style-name="P1"/>
      <text:p text:style-name="P1">** v_th: 0.1V, 0.5V</text:p>
      <text:p text:style-name="P1">** i_on: 1.47m, 2.45m</text:p>
      <text:p text:style-name="P1">** ss: 166mV/dec, 104mV/dec</text:p>
      <text:p text:style-name="P1">** i_off: 2e-6, 6.3e-12</text:p>
      <text:p text:style-name="P1"/>
      <text:p text:style-name="P1">** ro: 41k, 1300k</text:p>
      <text:p text:style-name="P1"/>
      <text:p text:style-name="P1">.endc</text:p>
      <text:p text:style-name="P1"/>
      <text:p text:style-name="P1">.end</text:p>
      <text:p text:style-name="P2">part4_1</text:p>
      <text:p text:style-name="P1">19D070052 Sheel Shah I_d vs V_ds</text:p>
      <text:p text:style-name="P1">.include CMOS.txt</text:p>
      <text:p text:style-name="P1"/>
      <text:p text:style-name="P1"/>
      <text:p text:style-name="P1">v_dd 1 0 3.3</text:p>
      <text:p text:style-name="P1">v_in 2 0 pulse(0 3.3 0 20p 20p 280p 600p)</text:p>
      <text:p text:style-name="P1">v_bb_p 10 0 3.3</text:p>
      <text:p text:style-name="P1">v_bb_n 11 0 0</text:p>
      <text:p text:style-name="P1"/>
      <text:p text:style-name="P1">m_p 3 2 1 10 cmosp L=0.4u W=3.36u</text:p>
      <text:p text:style-name="P1">m_n 3 2 0 11 cmosn L=0.4u W=1.3u</text:p>
      <text:p text:style-name="P1">c0 3 4 0.05p</text:p>
      <text:p text:style-name="P1">v_dummy 4 0 0</text:p>
      <text:p text:style-name="P1"/>
      <text:p text:style-name="P1">.tran 0.1p 5000p</text:p>
      <text:p text:style-name="P1">.control</text:p>
      <text:p text:style-name="P1">run</text:p>
      <text:p text:style-name="P1">meas tran rise trig v(3) val=0.33 rise=1 targ v(3) val=2.97 rise=1</text:p>
      <text:p text:style-name="P1">meas tran delay trig v(2) val=1.665 rise=2 targ v(3) val=1.665 fall=2</text:p>
      <text:p text:style-name="P1">meas tran fall trig v(3) val=2.97 fall=1 targ v(3) val=0.33 fall=1</text:p>
      <text:p text:style-name="P1"/>
      <text:p text:style-name="P1">.endc</text:p>
      <text:p text:style-name="P1">.end</text:p>
      <text:p text:style-name="P2">part4_2</text:p>
      <text:p text:style-name="P1">19D070052 Sheel Shah I_d vs V_ds</text:p>
      <text:p text:style-name="P1">.include CMOS.txt</text:p>
      <text:p text:style-name="P1"/>
      <text:p text:style-name="P1"/>
      <text:p text:style-name="P1">v_dd 1 0 3.3</text:p>
      <text:p text:style-name="P1">v_in 2 0</text:p>
      <text:p text:style-name="P1">v_bb_p 10 0 3.3</text:p>
      <text:p text:style-name="P1">v_bb_n 11 0 0</text:p>
      <text:p text:style-name="P1"/>
      <text:p text:style-name="P1">m_p 3 2 1 10 cmosp L=0.4u W=3.36u</text:p>
      <text:p text:style-name="P1">m_n 3 2 0 11 cmosn L=0.4u W=1.3u</text:p>
      <text:p text:style-name="P1">c0 3 4 0.05p</text:p>
      <text:p text:style-name="P1">v_dummy 4 0 0</text:p>
      <text:p text:style-name="P1"/>
      <text:p text:style-name="P1">.dc v_in 0 3.3 0.01</text:p>
      <text:p text:style-name="P1">.control</text:p>
      <text:p text:style-name="P1">run</text:p>
      <text:p text:style-name="P1">plot v(3), (-v(2)+2.25), (-v(2)+4.4) vs v(2)</text:p>
      <text:p text:style-name="P1"/>
      <text:p text:style-name="P1">** voh = 2.98</text:p>
      <text:p text:style-name="P1">** vol = 0.24</text:p>
      <text:p text:style-name="P1">** vih = 2.00</text:p>
      <text:p text:style-name="P1">** vil = 1.42</text:p>
      <text:p text:style-name="P1">** nmh = voh - vih = 0.98</text:p>
      <text:p text:style-name="P1">** nml = vil - vol = 1.18</text:p>
      <text:p text:style-name="P1"/>
      <text:p text:style-name="P1">.endc</text:p>
      <text:p text:style-name="P1">.end</text:p>
      <text:p text:style-name="P2">part4_3</text:p>
      <text:p text:style-name="P1">19D070052 Sheel Shah I_d vs V_ds</text:p>
      <text:p text:style-name="P1">.include CMOS.txt</text:p>
      <text:p text:style-name="P1"/>
      <text:p text:style-name="P1"/>
      <text:p text:style-name="P1">v_dd 1 0 3.3</text:p>
      <text:p text:style-name="P1">v_in 2 0</text:p>
      <text:p text:style-name="P1">v_bb_p 10 0 3.3</text:p>
      <text:p text:style-name="P1">v_bb_n 11 0 0</text:p>
      <text:p text:style-name="P1"/>
      <text:p text:style-name="P1">m_p 3 2 1 10 cmosp L=0.4u W=3.36u</text:p>
      <text:p text:style-name="P1">m_n 3 2 0 11 cmosn L=0.4u W=1.3u</text:p>
      <text:p text:style-name="P1">c0 3 4 0.05p</text:p>
      <text:p text:style-name="P1">v_dummy 4 0</text:p>
      <text:p text:style-name="P1"/>
      <text:p text:style-name="P1">.dc v_in 0 3.3 0.01</text:p>
      <text:p text:style-name="P1">.control</text:p>
      <text:p text:style-name="P1">run</text:p>
      <text:p text:style-name="P1">plot i(v_dd) vs v(2)</text:p>
      <text:p text:style-name="P1"/>
      <text:p text:style-name="P1">** voh = 2.98</text:p>
      <text:p text:style-name="P1">** vol = 0.24</text:p>
      <text:p text:style-name="P1">** vih = 2.00</text:p>
      <text:p text:style-name="P1">** vil = 1.42</text:p>
      <text:p text:style-name="P1">** nmh = voh - vih = 0.98</text:p>
      <text:p text:style-name="P1">** nml = vil - vol = 1.18</text:p>
      <text:p text:style-name="P1"/>
      <text:p text:style-name="P1">.endc</text:p>
      <text:p text:style-name="P1">.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5:52:34.596591288</meta:creation-date>
    <dc:date>2022-04-13T15:55:40.961251063</dc:date>
    <meta:editing-duration>PT3M8S</meta:editing-duration>
    <meta:editing-cycles>1</meta:editing-cycles>
    <meta:document-statistic meta:table-count="0" meta:image-count="0" meta:object-count="0" meta:page-count="15" meta:paragraph-count="275" meta:word-count="1036" meta:character-count="4471" meta:non-whitespace-character-count="3695"/>
    <meta:generator>LibreOffice/6.4.7.2$Linux_X86_64 LibreOffice_project/40$Build-2</meta:generator>
  </office:meta>
</office:document-meta>
</file>